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officeooo:rsid="0001c1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I fell in love with video games at an early age. It was an escape, but also an expander. It showed me the culmination of many talented people, getting together and forming a world, full of sound, story and visual. I became obsessed with trying whatever I could get my hands on, and that was the PlayStation 1, PSP and the original Microsoft Xbox. (<text:span text:style-name="T1">I can still smell it, like a new car smell</text:span>). As the years went on this expanded, but I transitioned more to the PC. I throughout the later years of High School, began to learn quite a lot within the realm of technology. Learning how to code websites and create images using 2d or 3d software. (<text:span text:style-name="T1">Stick figure fight ftw</text:span>) And I got really fixated on making videos for projects for school, using programs such as Premier Pro. But this all culminated in the desire to see if I could actually make a game. I started to learn 3d modelling, using 3ds Max. I even read, roughly the entire 3ds Max handbook, I then utilised Zbrush, and Unreal Engine. My first projects were recreations of the house that I lived at, being able to run around, at scale, and move around the enviroment, open doors, interact with the toilet etc;. Then adding 3d models I had created, and using physics to be able to destroy them and watch them crumble. (<text:span text:style-name="T1">Havok lovers where you at?</text:span>)</text:p>
      <text:p text:style-name="Preformatted_20_Text"/>
      <text:p text:style-name="Preformatted_20_Text">So I didn't quite make the game of my dreams, but it definitely gave me further love and understanding of the behind the scenes of game development.</text:p>
      <text:p text:style-name="Preformatted_20_Text"/>
      <text:p text:style-name="Preformatted_20_Text">As I moved my focus towards music and it fully absorbed my life, I still found time to keep learning Unreal Engine and further my skillset. I have since developed several small projects for myself, each with its own identity, but now I want to create something real.</text:p>
      <text:p text:style-name="Preformatted_20_Text"/>
      <text:p text:style-name="Preformatted_20_Text">I then leaned into the Twitch Streaming space, and created a channel dedicated to playing games LIVE with people watching and commenting. I slowly grew to the point of having a max of 8 people watching (<text:span text:style-name="T1">Hey, that's small, but imagine them in the room with you, doesn't feel so small now, its all perspective</text:span>)</text:p>
      <text:p text:style-name="Preformatted_20_Text"/>
      <text:p text:style-name="Preformatted_20_Text">I played through several games, and had them all uploaded to YouTube, which have since been deleted. Except for my - https://youtube.com/playlist?list=PLDPL1iNbQxVscClkSGwwbVaVD2IOWPu3J&amp;si=HxQnPnsQogR5Uj8q </text:p>
      <text:p text:style-name="Preformatted_20_Text"/>
      <text:p text:style-name="Preformatted_20_Text">Elden Ring Playthrough YouTube.</text:p>
      <text:p text:style-name="Preformatted_20_Text"/>
      <text:p text:style-name="Preformatted_20_Text">Watch if you dare. Warning; It ends abruptly at the end. Woops. Sorry.</text:p>
      <text:p text:style-name="Preformatted_20_Text"/>
      <text:p text:style-name="Preformatted_20_Text">But I'm open to that happening again, time will tell.</text:p>
      <text:p text:style-name="Preformatted_20_Text"/>
      <text:p text:style-name="Preformatted_20_Text">I consistently fill my spare time playing video games, and its something that has kept me going through thick and thin.</text:p>
      <text:p text:style-name="Preformatted_20_Text"/>
      <text:p text:style-name="Preformatted_20_Text">And now I actually want to make my own game. I think the concept is unique. TO BE CONTINU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30T16:48:55.458000000</dc:date>
    <meta:editing-duration>PT1M34S</meta:editing-duration>
    <meta:editing-cycles>1</meta:editing-cycles>
    <meta:document-statistic meta:table-count="0" meta:image-count="0" meta:object-count="0" meta:page-count="1" meta:paragraph-count="10" meta:word-count="458" meta:character-count="2591" meta:non-whitespace-character-count="2142"/>
    <meta:generator>LibreOffice/7.5.5.2$Windows_X86_64 LibreOffice_project/ca8fe7424262805f223b9a2334bc7181abbcbf5e</meta:generator>
  </office:meta>
</office:document-meta>
</file>